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13ab1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4844a" officeooo:paragraph-rsid="0014844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61b9" officeooo:paragraph-rsid="001661b9" style:font-size-asian="10.5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3ab11"/>
    </style:style>
    <style:style style:name="T3" style:family="text">
      <style:text-properties officeooo:rsid="0015b327"/>
    </style:style>
    <style:style style:name="T4" style:family="text">
      <style:text-properties fo:font-weight="bold" style:font-size-asian="12pt" style:font-weight-asian="bold" style:font-weight-complex="bold"/>
    </style:style>
    <style:style style:name="T5" style:family="text">
      <style:text-properties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rustacyanin</text:p>
      <text:p text:style-name="P2">this protein is divided into 3 sub units</text:p>
      <text:p text:style-name="P2">CRA1_HOMGA: length = 181aa, weight = 20.66kDa, <text:span text:style-name="T3">pI = 6.88</text:span></text:p>
      <text:p text:style-name="P2">CRA2_HOMGA: length = 174aa, weight = 19.67kDa, <text:span text:style-name="T3">pI = 5.18 </text:span></text:p>
      <text:p text:style-name="P2">CRC1_HOMGA: length = 181aa, weight = <text:span text:style-name="T3">20.67kDa, pI = 6.39</text:span></text:p>
      <text:p text:style-name="P2"/>
      <text:p text:style-name="P3">all of the above sub units are motifs to bind to <text:span text:style-name="T5">astaxanth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5:23:17.930835826</meta:creation-date>
    <dc:date>2021-11-05T16:43:33.315453941</dc:date>
    <meta:editing-duration>PT19M42S</meta:editing-duration>
    <meta:editing-cycles>1</meta:editing-cycles>
    <meta:document-statistic meta:table-count="0" meta:image-count="0" meta:object-count="0" meta:page-count="1" meta:paragraph-count="6" meta:word-count="51" meta:character-count="281" meta:non-whitespace-character-count="235"/>
    <meta:generator>LibreOffice/6.4.7.2$Linux_X86_64 LibreOffice_project/40$Build-2</meta:generator>
  </office:meta>
</office:document-meta>
</file>